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one.setExtensionNumber( String extensio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ne.getExtensio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ne.setNumber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ne.hashC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hone.Phone( String country , String area , String number , String extensio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one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ne.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hone.setArea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ne.equals( Object obj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hone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ne.toString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hone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ne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